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3.256cm"/>
    </style:style>
    <style:style style:name="pr5" style:family="presentation" style:parent-style-name="Glossy-outline1">
      <style:graphic-properties draw:stroke="none" draw:fill="none"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 presentation:user-transformed="true">
          <draw:text-box>
            <text:list text:style-name="L1">
              <text:list-item>
                <text:list>
                  <text:list-item>
                    <text:p text:style-name="P1">Sax - Simple API for XML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placeholder="true">
          <draw:text-box/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Sax &amp; D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10-23T16:14:23</meta:creation-date>
    <dc:date>2007-10-23T16:17:26</dc:date>
    <dc:language>fi-FI</dc:language>
    <meta:editing-cycles>2</meta:editing-cycles>
    <meta:editing-duration>PT3M13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